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D" style:family="table-column">
      <style:table-column-properties style:column-width="1.7313in" style:rel-column-width="16386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1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officeooo:rsid="00239962" officeooo:paragraph-rsid="00239962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officeooo:rsid="00239962" officeooo:paragraph-rsid="00239962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29abe" officeooo:paragraph-rsid="00229abe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29abe" officeooo:paragraph-rsid="0023996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officeooo:paragraph-rsid="001d65df"/>
    </style:style>
    <style:style style:name="P24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5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7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T1" style:family="text">
      <style:text-properties officeooo:rsid="00229abe"/>
    </style:style>
    <style:style style:name="T2" style:family="text">
      <style:text-properties style:font-name="Liberation Sans" fo:font-size="12pt" officeooo:rsid="001d65df" style:font-size-asian="12pt" style:font-size-complex="12pt"/>
    </style:style>
    <style:style style:name="T3" style:family="text">
      <style:text-properties style:font-name="Liberation Sans" fo:font-size="12pt" officeooo:rsid="00229abe" style:font-size-asian="12pt" style:font-size-complex="12pt"/>
    </style:style>
    <style:style style:name="T4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9" style:family="text">
      <style:text-properties officeooo:rsid="0016f69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f69b" style:font-weight-asian="normal" style:font-weight-complex="normal"/>
    </style:style>
    <style:style style:name="T12" style:family="text">
      <style:text-properties fo:font-weight="normal" officeooo:rsid="00239962" style:font-weight-asian="normal" style:font-weight-complex="normal"/>
    </style:style>
    <style:style style:name="T13" style:family="text">
      <style:text-properties officeooo:rsid="002399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3">1</text:span>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10">Item</text:p>
          </table:table-cell>
          <table:table-cell table:style-name="Style.A1" office:value-type="string">
            <text:p text:style-name="P10">Notes</text:p>
          </table:table-cell>
          <table:table-cell table:style-name="Style.A1" office:value-type="string">
            <text:p text:style-name="P10">Points Possible</text:p>
          </table:table-cell>
          <table:table-cell table:style-name="Style.D1" office:value-type="string">
            <text:p text:style-name="P10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4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4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4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23"><text:span text:style-name="T2">No changes </text:span><text:span text:style-name="T3">other than as directed</text:span>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4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26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4">4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/>
      <text:p text:style-name="P13">Test Cases: 40 points</text:p>
      <text:p text:style-name="P3"/>
      <table:table table:name="TestCases" table:style-name="TestCases">
        <table:table-column table:style-name="TestCases.A" table:number-columns-repeated="3"/>
        <table:table-column table:style-name="TestCases.D"/>
        <table:table-row>
          <table:table-cell table:style-name="TestCases.A1" office:value-type="string">
            <text:p text:style-name="P11">Input</text:p>
          </table:table-cell>
          <table:table-cell table:style-name="TestCases.A1" office:value-type="string">
            <text:p text:style-name="P11">Expected Output</text:p>
          </table:table-cell>
          <table:table-cell table:style-name="TestCases.A1" office:value-type="string">
            <text:p text:style-name="P10">Points Possible</text:p>
          </table:table-cell>
          <table:table-cell table:style-name="TestCases.D1" office:value-type="string">
            <text:p text:style-name="P10">Points Earned</text:p>
          </table:table-cell>
        </table:table-row>
        <table:table-row>
          <table:table-cell table:style-name="TestCases.A2" office:value-type="string">
            <text:p text:style-name="P15">Gentry</text:p>
            <text:p text:style-name="P15">A</text:p>
            <text:p text:style-name="P15">1984</text:p>
            <text:p text:style-name="P15">F</text:p>
            <text:p text:style-name="P15">1234</text:p>
          </table:table-cell>
          <table:table-cell table:style-name="TestCases.A2" office:value-type="string">
            <text:p text:style-name="P19">cout: <text:span text:style-name="T11">7-3218</text:span></text:p>
            <text:p text:style-name="P19"><text:span text:style-name="T9">f</text:span>ile:<text:span text:style-name="T10"> Gentry, A, 1984, F, 1234</text:span></text:p>
          </table:table-cell>
          <table:table-cell table:style-name="TestCases.A2" office:value-type="string">
            <text:p text:style-name="P8"><text:span text:style-name="T1">1</text:span>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5">Bob</text:p>
            <text:p text:style-name="P15">J</text:p>
            <text:p text:style-name="P15">1996</text:p>
            <text:p text:style-name="P15">S</text:p>
            <text:p text:style-name="P15">4321</text:p>
          </table:table-cell>
          <table:table-cell table:style-name="TestCases.A2" office:value-type="string">
            <text:p text:style-name="P24"><text:span text:style-name="T5">cout: </text:span><text:span text:style-name="T7">29-2306</text:span></text:p>
            <text:p text:style-name="P19"><text:span text:style-name="T9">f</text:span>ile:<text:span text:style-name="T10"> Bob, J, 1996, S, 4321</text:span></text:p>
          </table:table-cell>
          <table:table-cell table:style-name="TestCases.A2" office:value-type="string">
            <text:p text:style-name="P14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5">****</text:p>
            <text:p text:style-name="P17">S</text:p>
            <text:p text:style-name="P17">2021</text:p>
            <text:p text:style-name="P17">F</text:p>
            <text:p text:style-name="P17">9876</text:p>
          </table:table-cell>
          <table:table-cell table:style-name="TestCases.A2" office:value-type="string">
            <text:p text:style-name="P25"><text:span text:style-name="T5">cout: </text:span><text:span text:style-name="T7">2</text:span><text:span text:style-name="T8">5-2538</text:span></text:p>
            <text:p text:style-name="P20"><text:span text:style-name="T9">f</text:span><text:span text:style-name="T13">ile</text:span><text:span text:style-name="T8">:</text:span><text:span text:style-name="T12"> ****, S, 2021, F, 9876</text:span></text:p>
          </table:table-cell>
          <table:table-cell table:style-name="TestCases.A2" office:value-type="string">
            <text:p text:style-name="P18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7">1111</text:p>
            <text:p text:style-name="P17">1</text:p>
            <text:p text:style-name="P17">1111</text:p>
            <text:p text:style-name="P17">S</text:p>
            <text:p text:style-name="P17">1111</text:p>
          </table:table-cell>
          <table:table-cell table:style-name="TestCases.A2" office:value-type="string">
            <text:p text:style-name="P25"><text:span text:style-name="T5">cout: </text:span><text:span text:style-name="T8">4-2222</text:span></text:p>
            <text:p text:style-name="P27"><text:span text:style-name="T4">file</text:span><text:span text:style-name="T6">: 1111, 1, 1111, S, 1111</text:span></text:p>
          </table:table-cell>
          <table:table-cell table:style-name="TestCases.A2" office:value-type="string">
            <text:p text:style-name="P18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8-31T09:30:19.275530474</dc:date>
    <meta:editing-duration>PT1H41M7S</meta:editing-duration>
    <meta:editing-cycles>5</meta:editing-cycles>
    <meta:generator>LibreOffice/6.4.5.2$Linux_X86_64 LibreOffice_project/40$Build-2</meta:generator>
    <meta:document-statistic meta:table-count="2" meta:image-count="0" meta:object-count="0" meta:page-count="2" meta:paragraph-count="57" meta:word-count="108" meta:character-count="505" meta:non-whitespace-character-count="454"/>
  </office:meta>
</office:document-meta>
</file>